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295229095074101</text:p>
          </table:table-cell>
          <table:table-cell office:value-type="string" calcext:value-type="string">
            <text:p>2023-01-26 19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17352" calcext:value-type="float">
            <text:p>48.917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229095074101</text:p>
          </table:table-cell>
          <table:table-cell office:value-type="string" calcext:value-type="string">
            <text:p>2021-12-16 16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7636" calcext:value-type="float">
            <text:p>47.07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229095074101</text:p>
          </table:table-cell>
          <table:table-cell office:value-type="string" calcext:value-type="string">
            <text:p>2021-01-26 17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24544" calcext:value-type="float">
            <text:p>47.02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229095074101</text:p>
          </table:table-cell>
          <table:table-cell office:value-type="string" calcext:value-type="string">
            <text:p>2020-01-27 16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48344" calcext:value-type="float">
            <text:p>46.94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229095074101</text:p>
          </table:table-cell>
          <table:table-cell office:value-type="string" calcext:value-type="string">
            <text:p>2019-02-07 15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96984" calcext:value-type="float">
            <text:p>47.496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229095074101</text:p>
          </table:table-cell>
          <table:table-cell office:value-type="string" calcext:value-type="string">
            <text:p>2017-12-11 17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20656" calcext:value-type="float">
            <text:p>47.920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229095074101</text:p>
          </table:table-cell>
          <table:table-cell office:value-type="string" calcext:value-type="string">
            <text:p>2017-01-19 17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822" calcext:value-type="float">
            <text:p>48.08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229095074101</text:p>
          </table:table-cell>
          <table:table-cell office:value-type="string" calcext:value-type="string">
            <text:p>2016-01-07 18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012" calcext:value-type="float">
            <text:p>47.7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229095074101</text:p>
          </table:table-cell>
          <table:table-cell office:value-type="string" calcext:value-type="string">
            <text:p>2014-12-08 17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632" calcext:value-type="float">
            <text:p>48.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229095074101</text:p>
          </table:table-cell>
          <table:table-cell office:value-type="string" calcext:value-type="string">
            <text:p>2014-01-21 18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05032" calcext:value-type="float">
            <text:p>49.405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229095074101</text:p>
          </table:table-cell>
          <table:table-cell office:value-type="string" calcext:value-type="string">
            <text:p>2013-02-05 15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586" calcext:value-type="float">
            <text:p>49.75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229095074101</text:p>
          </table:table-cell>
          <table:table-cell office:value-type="string" calcext:value-type="string">
            <text:p>2012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064" calcext:value-type="float">
            <text:p>51.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229095074101</text:p>
          </table:table-cell>
          <table:table-cell office:value-type="string" calcext:value-type="string">
            <text:p>2011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728" calcext:value-type="float">
            <text:p>49.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229095074101</text:p>
          </table:table-cell>
          <table:table-cell office:value-type="string" calcext:value-type="string">
            <text:p>2010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96" calcext:value-type="float">
            <text:p>44.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229095074101</text:p>
          </table:table-cell>
          <table:table-cell office:value-type="string" calcext:value-type="string">
            <text:p>2009-0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536" calcext:value-type="float">
            <text:p>47.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229095074101</text:p>
          </table:table-cell>
          <table:table-cell office:value-type="string" calcext:value-type="string">
            <text:p>2008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536" calcext:value-type="float">
            <text:p>47.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229095074101</text:p>
          </table:table-cell>
          <table:table-cell office:value-type="string" calcext:value-type="string">
            <text:p>2008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536" calcext:value-type="float">
            <text:p>47.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229095074101</text:p>
          </table:table-cell>
          <table:table-cell office:value-type="string" calcext:value-type="string">
            <text:p>2007-01-11 06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776" calcext:value-type="float">
            <text:p>49.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229095074101</text:p>
          </table:table-cell>
          <table:table-cell office:value-type="string" calcext:value-type="string">
            <text:p>2006-0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872" calcext:value-type="float">
            <text:p>49.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229095074101</text:p>
          </table:table-cell>
          <table:table-cell office:value-type="string" calcext:value-type="string">
            <text:p>2006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872" calcext:value-type="float">
            <text:p>49.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229095074101</text:p>
          </table:table-cell>
          <table:table-cell office:value-type="string" calcext:value-type="string">
            <text:p>2005-01-15 06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92" calcext:value-type="float">
            <text:p>50.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229095074101</text:p>
          </table:table-cell>
          <table:table-cell office:value-type="string" calcext:value-type="string">
            <text:p>2004-01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064" calcext:value-type="float">
            <text:p>51.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229095074101</text:p>
          </table:table-cell>
          <table:table-cell office:value-type="string" calcext:value-type="string">
            <text:p>2003-03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304" calcext:value-type="float">
            <text:p>52.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229095074101</text:p>
          </table:table-cell>
          <table:table-cell office:value-type="string" calcext:value-type="string">
            <text:p>2002-0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928" calcext:value-type="float">
            <text:p>56.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229095074101</text:p>
          </table:table-cell>
          <table:table-cell office:value-type="string" calcext:value-type="string">
            <text:p>1998-01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888" calcext:value-type="float">
            <text:p>62.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229095074101</text:p>
          </table:table-cell>
          <table:table-cell office:value-type="string" calcext:value-type="string">
            <text:p>1996-12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456" calcext:value-type="float">
            <text:p>60.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229095074101</text:p>
          </table:table-cell>
          <table:table-cell office:value-type="string" calcext:value-type="string">
            <text:p>1996-0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584" calcext:value-type="float">
            <text:p>48.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229095074101</text:p>
          </table:table-cell>
          <table:table-cell office:value-type="string" calcext:value-type="string">
            <text:p>1995-01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032" calcext:value-type="float">
            <text:p>63.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229095074101</text:p>
          </table:table-cell>
          <table:table-cell office:value-type="string" calcext:value-type="string">
            <text:p>1994-01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4" calcext:value-type="float">
            <text:p>53.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229095074101</text:p>
          </table:table-cell>
          <table:table-cell office:value-type="string" calcext:value-type="string">
            <text:p>1992-10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608" calcext:value-type="float">
            <text:p>67.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229095074101</text:p>
          </table:table-cell>
          <table:table-cell office:value-type="string" calcext:value-type="string">
            <text:p>1989-12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864" calcext:value-type="float">
            <text:p>81.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229095074101</text:p>
          </table:table-cell>
          <table:table-cell office:value-type="string" calcext:value-type="string">
            <text:p>1988-12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424" calcext:value-type="float">
            <text:p>72.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229095074101</text:p>
          </table:table-cell>
          <table:table-cell office:value-type="string" calcext:value-type="string">
            <text:p>1988-01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76" calcext:value-type="float">
            <text:p>74.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229095074101</text:p>
          </table:table-cell>
          <table:table-cell office:value-type="string" calcext:value-type="string">
            <text:p>1987-01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616" calcext:value-type="float">
            <text:p>73.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229095074101</text:p>
          </table:table-cell>
          <table:table-cell office:value-type="string" calcext:value-type="string">
            <text:p>1986-01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616" calcext:value-type="float">
            <text:p>73.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229095074101</text:p>
          </table:table-cell>
          <table:table-cell office:value-type="string" calcext:value-type="string">
            <text:p>1985-12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096" calcext:value-type="float">
            <text:p>76.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229095074101</text:p>
          </table:table-cell>
          <table:table-cell office:value-type="string" calcext:value-type="string">
            <text:p>1985-01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856" calcext:value-type="float">
            <text:p>75.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229095074101</text:p>
          </table:table-cell>
          <table:table-cell office:value-type="string" calcext:value-type="string">
            <text:p>1984-01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144" calcext:value-type="float">
            <text:p>77.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229095074101</text:p>
          </table:table-cell>
          <table:table-cell office:value-type="string" calcext:value-type="string">
            <text:p>1983-12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192" calcext:value-type="float">
            <text:p>77.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229095074101</text:p>
          </table:table-cell>
          <table:table-cell office:value-type="string" calcext:value-type="string">
            <text:p>1983-1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" calcext:value-type="float">
            <text:p>76.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229095074101</text:p>
          </table:table-cell>
          <table:table-cell office:value-type="string" calcext:value-type="string">
            <text:p>1983-10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" calcext:value-type="float">
            <text:p>76.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229095074101</text:p>
          </table:table-cell>
          <table:table-cell office:value-type="string" calcext:value-type="string">
            <text:p>1983-09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856" calcext:value-type="float">
            <text:p>75.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229095074101</text:p>
          </table:table-cell>
          <table:table-cell office:value-type="string" calcext:value-type="string">
            <text:p>1983-08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808" calcext:value-type="float">
            <text:p>74.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229095074101</text:p>
          </table:table-cell>
          <table:table-cell office:value-type="string" calcext:value-type="string">
            <text:p>1983-07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" calcext:value-type="float">
            <text:p>76.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229095074101</text:p>
          </table:table-cell>
          <table:table-cell office:value-type="string" calcext:value-type="string">
            <text:p>1983-06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096" calcext:value-type="float">
            <text:p>76.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229095074101</text:p>
          </table:table-cell>
          <table:table-cell office:value-type="string" calcext:value-type="string">
            <text:p>1983-05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144" calcext:value-type="float">
            <text:p>77.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229095074101</text:p>
          </table:table-cell>
          <table:table-cell office:value-type="string" calcext:value-type="string">
            <text:p>1983-04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096" calcext:value-type="float">
            <text:p>76.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229095074101</text:p>
          </table:table-cell>
          <table:table-cell office:value-type="string" calcext:value-type="string">
            <text:p>1983-03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952" calcext:value-type="float">
            <text:p>75.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229095074101</text:p>
          </table:table-cell>
          <table:table-cell office:value-type="string" calcext:value-type="string">
            <text:p>1983-02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952" calcext:value-type="float">
            <text:p>75.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229095074101</text:p>
          </table:table-cell>
          <table:table-cell office:value-type="string" calcext:value-type="string">
            <text:p>1983-01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76" calcext:value-type="float">
            <text:p>74.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229095074101</text:p>
          </table:table-cell>
          <table:table-cell office:value-type="string" calcext:value-type="string">
            <text:p>1982-12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288" calcext:value-type="float">
            <text:p>78.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229095074101</text:p>
          </table:table-cell>
          <table:table-cell office:value-type="string" calcext:value-type="string">
            <text:p>1982-1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384" calcext:value-type="float">
            <text:p>78.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229095074101</text:p>
          </table:table-cell>
          <table:table-cell office:value-type="string" calcext:value-type="string">
            <text:p>1982-10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192" calcext:value-type="float">
            <text:p>77.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229095074101</text:p>
          </table:table-cell>
          <table:table-cell office:value-type="string" calcext:value-type="string">
            <text:p>1982-08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096" calcext:value-type="float">
            <text:p>76.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229095074101</text:p>
          </table:table-cell>
          <table:table-cell office:value-type="string" calcext:value-type="string">
            <text:p>1982-07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288" calcext:value-type="float">
            <text:p>78.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229095074101</text:p>
          </table:table-cell>
          <table:table-cell office:value-type="string" calcext:value-type="string">
            <text:p>1982-06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288" calcext:value-type="float">
            <text:p>78.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229095074101</text:p>
          </table:table-cell>
          <table:table-cell office:value-type="string" calcext:value-type="string">
            <text:p>1982-05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096" calcext:value-type="float">
            <text:p>76.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229095074101</text:p>
          </table:table-cell>
          <table:table-cell office:value-type="string" calcext:value-type="string">
            <text:p>1982-04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24" calcext:value-type="float">
            <text:p>77.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229095074101</text:p>
          </table:table-cell>
          <table:table-cell office:value-type="string" calcext:value-type="string">
            <text:p>1982-03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856" calcext:value-type="float">
            <text:p>75.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229095074101</text:p>
          </table:table-cell>
          <table:table-cell office:value-type="string" calcext:value-type="string">
            <text:p>1982-0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52" calcext:value-type="float">
            <text:p>73.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229095074101</text:p>
          </table:table-cell>
          <table:table-cell office:value-type="string" calcext:value-type="string">
            <text:p>1982-02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52" calcext:value-type="float">
            <text:p>73.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229095074101</text:p>
          </table:table-cell>
          <table:table-cell office:value-type="string" calcext:value-type="string">
            <text:p>1981-05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616" calcext:value-type="float">
            <text:p>73.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229095074101</text:p>
          </table:table-cell>
          <table:table-cell office:value-type="string" calcext:value-type="string">
            <text:p>1981-04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712" calcext:value-type="float">
            <text:p>74.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229095074101</text:p>
          </table:table-cell>
          <table:table-cell office:value-type="string" calcext:value-type="string">
            <text:p>1981-03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568" calcext:value-type="float">
            <text:p>73.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229095074101</text:p>
          </table:table-cell>
          <table:table-cell office:value-type="string" calcext:value-type="string">
            <text:p>1981-02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52" calcext:value-type="float">
            <text:p>73.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229095074101</text:p>
          </table:table-cell>
          <table:table-cell office:value-type="string" calcext:value-type="string">
            <text:p>1981-01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76" calcext:value-type="float">
            <text:p>74.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229095074101</text:p>
          </table:table-cell>
          <table:table-cell office:value-type="string" calcext:value-type="string">
            <text:p>1980-12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52" calcext:value-type="float">
            <text:p>73.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229095074101</text:p>
          </table:table-cell>
          <table:table-cell office:value-type="string" calcext:value-type="string">
            <text:p>1980-11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616" calcext:value-type="float">
            <text:p>73.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229095074101</text:p>
          </table:table-cell>
          <table:table-cell office:value-type="string" calcext:value-type="string">
            <text:p>1980-10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52" calcext:value-type="float">
            <text:p>73.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229095074101</text:p>
          </table:table-cell>
          <table:table-cell office:value-type="string" calcext:value-type="string">
            <text:p>1980-09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" calcext:value-type="float">
            <text:p>76.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229095074101</text:p>
          </table:table-cell>
          <table:table-cell office:value-type="string" calcext:value-type="string">
            <text:p>1980-08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096" calcext:value-type="float">
            <text:p>76.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229095074101</text:p>
          </table:table-cell>
          <table:table-cell office:value-type="string" calcext:value-type="string">
            <text:p>1980-07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" calcext:value-type="float">
            <text:p>76.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229095074101</text:p>
          </table:table-cell>
          <table:table-cell office:value-type="string" calcext:value-type="string">
            <text:p>1980-06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424" calcext:value-type="float">
            <text:p>72.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229095074101</text:p>
          </table:table-cell>
          <table:table-cell office:value-type="string" calcext:value-type="string">
            <text:p>1980-05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288" calcext:value-type="float">
            <text:p>78.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229095074101</text:p>
          </table:table-cell>
          <table:table-cell office:value-type="string" calcext:value-type="string">
            <text:p>1980-04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096" calcext:value-type="float">
            <text:p>76.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229095074101</text:p>
          </table:table-cell>
          <table:table-cell office:value-type="string" calcext:value-type="string">
            <text:p>1980-03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328" calcext:value-type="float">
            <text:p>71.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229095074101</text:p>
          </table:table-cell>
          <table:table-cell office:value-type="string" calcext:value-type="string">
            <text:p>1980-02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672" calcext:value-type="float">
            <text:p>80.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229095074101</text:p>
          </table:table-cell>
          <table:table-cell office:value-type="string" calcext:value-type="string">
            <text:p>1980-01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816" calcext:value-type="float">
            <text:p>81.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229095074101</text:p>
          </table:table-cell>
          <table:table-cell office:value-type="string" calcext:value-type="string">
            <text:p>1979-12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712" calcext:value-type="float">
            <text:p>74.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229095074101</text:p>
          </table:table-cell>
          <table:table-cell office:value-type="string" calcext:value-type="string">
            <text:p>1979-11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52" calcext:value-type="float">
            <text:p>73.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229095074101</text:p>
          </table:table-cell>
          <table:table-cell office:value-type="string" calcext:value-type="string">
            <text:p>1979-10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232" calcext:value-type="float">
            <text:p>71.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229095074101</text:p>
          </table:table-cell>
          <table:table-cell office:value-type="string" calcext:value-type="string">
            <text:p>1979-08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0496" calcext:value-type="float">
            <text:p>92.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229095074101</text:p>
          </table:table-cell>
          <table:table-cell office:value-type="string" calcext:value-type="string">
            <text:p>1979-07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0496" calcext:value-type="float">
            <text:p>92.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229095074101</text:p>
          </table:table-cell>
          <table:table-cell office:value-type="string" calcext:value-type="string">
            <text:p>1979-06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1352" calcext:value-type="float">
            <text:p>91.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229095074101</text:p>
          </table:table-cell>
          <table:table-cell office:value-type="string" calcext:value-type="string">
            <text:p>1979-05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4" calcext:value-type="float">
            <text:p>91.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229095074101</text:p>
          </table:table-cell>
          <table:table-cell office:value-type="string" calcext:value-type="string">
            <text:p>1979-04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256" calcext:value-type="float">
            <text:p>90.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229095074101</text:p>
          </table:table-cell>
          <table:table-cell office:value-type="string" calcext:value-type="string">
            <text:p>1979-03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16" calcext:value-type="float">
            <text:p>89.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229095074101</text:p>
          </table:table-cell>
          <table:table-cell office:value-type="string" calcext:value-type="string">
            <text:p>1979-02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064" calcext:value-type="float">
            <text:p>89.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229095074101</text:p>
          </table:table-cell>
          <table:table-cell office:value-type="string" calcext:value-type="string">
            <text:p>1978-1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16" calcext:value-type="float">
            <text:p>89.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229095074101</text:p>
          </table:table-cell>
          <table:table-cell office:value-type="string" calcext:value-type="string">
            <text:p>1978-10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304" calcext:value-type="float">
            <text:p>90.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229095074101</text:p>
          </table:table-cell>
          <table:table-cell office:value-type="string" calcext:value-type="string">
            <text:p>1978-09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0496" calcext:value-type="float">
            <text:p>92.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229095074101</text:p>
          </table:table-cell>
          <table:table-cell office:value-type="string" calcext:value-type="string">
            <text:p>1978-08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4" calcext:value-type="float">
            <text:p>91.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229095074101</text:p>
          </table:table-cell>
          <table:table-cell office:value-type="string" calcext:value-type="string">
            <text:p>1978-07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304" calcext:value-type="float">
            <text:p>90.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229095074101</text:p>
          </table:table-cell>
          <table:table-cell office:value-type="string" calcext:value-type="string">
            <text:p>1978-06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16" calcext:value-type="float">
            <text:p>89.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229095074101</text:p>
          </table:table-cell>
          <table:table-cell office:value-type="string" calcext:value-type="string">
            <text:p>1978-05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304" calcext:value-type="float">
            <text:p>90.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229095074101</text:p>
          </table:table-cell>
          <table:table-cell office:value-type="string" calcext:value-type="string">
            <text:p>1978-04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4" calcext:value-type="float">
            <text:p>91.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229095074101</text:p>
          </table:table-cell>
          <table:table-cell office:value-type="string" calcext:value-type="string">
            <text:p>1978-03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4" calcext:value-type="float">
            <text:p>91.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229095074101</text:p>
          </table:table-cell>
          <table:table-cell office:value-type="string" calcext:value-type="string">
            <text:p>1978-02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7448" calcext:value-type="float">
            <text:p>91.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229095074101</text:p>
          </table:table-cell>
          <table:table-cell office:value-type="string" calcext:value-type="string">
            <text:p>1978-01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016" calcext:value-type="float">
            <text:p>89.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229095074101</text:p>
          </table:table-cell>
          <table:table-cell office:value-type="string" calcext:value-type="string">
            <text:p>1977-1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304" calcext:value-type="float">
            <text:p>90.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229095074101</text:p>
          </table:table-cell>
          <table:table-cell office:value-type="string" calcext:value-type="string">
            <text:p>1977-10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208" calcext:value-type="float">
            <text:p>90.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229095074101</text:p>
          </table:table-cell>
          <table:table-cell office:value-type="string" calcext:value-type="string">
            <text:p>1977-09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976" calcext:value-type="float">
            <text:p>95.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229095074101</text:p>
          </table:table-cell>
          <table:table-cell office:value-type="string" calcext:value-type="string">
            <text:p>1977-08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928" calcext:value-type="float">
            <text:p>94.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229095074101</text:p>
          </table:table-cell>
          <table:table-cell office:value-type="string" calcext:value-type="string">
            <text:p>1977-07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824" calcext:value-type="float">
            <text:p>87.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229095074101</text:p>
          </table:table-cell>
          <table:table-cell office:value-type="string" calcext:value-type="string">
            <text:p>1977-06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976" calcext:value-type="float">
            <text:p>95.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229095074101</text:p>
          </table:table-cell>
          <table:table-cell office:value-type="string" calcext:value-type="string">
            <text:p>1977-05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44" calcext:value-type="float">
            <text:p>85.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229095074101</text:p>
          </table:table-cell>
          <table:table-cell office:value-type="string" calcext:value-type="string">
            <text:p>1977-04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648" calcext:value-type="float">
            <text:p>99.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229095074101</text:p>
          </table:table-cell>
          <table:table-cell office:value-type="string" calcext:value-type="string">
            <text:p>1977-03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452" calcext:value-type="float">
            <text:p>94.9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229095074101</text:p>
          </table:table-cell>
          <table:table-cell office:value-type="string" calcext:value-type="string">
            <text:p>1977-02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784" calcext:value-type="float">
            <text:p>93.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229095074101</text:p>
          </table:table-cell>
          <table:table-cell office:value-type="string" calcext:value-type="string">
            <text:p>1977-01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202" calcext:value-type="float">
            <text:p>92.2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229095074101</text:p>
          </table:table-cell>
          <table:table-cell office:value-type="string" calcext:value-type="string">
            <text:p>1976-04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5712" calcext:value-type="float">
            <text:p>91.25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229095074101</text:p>
          </table:table-cell>
          <table:table-cell office:value-type="string" calcext:value-type="string">
            <text:p>1976-03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53144" calcext:value-type="float">
            <text:p>91.53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229095074101</text:p>
          </table:table-cell>
          <table:table-cell office:value-type="string" calcext:value-type="string">
            <text:p>1976-02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36" calcext:value-type="float">
            <text:p>97.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229095074101</text:p>
          </table:table-cell>
          <table:table-cell office:value-type="string" calcext:value-type="string">
            <text:p>1975-05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1832" calcext:value-type="float">
            <text:p>94.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229095074101</text:p>
          </table:table-cell>
          <table:table-cell office:value-type="string" calcext:value-type="string">
            <text:p>1974-12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88" calcext:value-type="float">
            <text:p>94.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229095074101</text:p>
          </table:table-cell>
          <table:table-cell office:value-type="string" calcext:value-type="string">
            <text:p>1974-11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168" calcext:value-type="float">
            <text:p>96.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229095074101</text:p>
          </table:table-cell>
          <table:table-cell office:value-type="string" calcext:value-type="string">
            <text:p>1973-12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728" calcext:value-type="float">
            <text:p>87.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229095074101</text:p>
          </table:table-cell>
          <table:table-cell office:value-type="string" calcext:value-type="string">
            <text:p>1973-08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44" calcext:value-type="float">
            <text:p>85.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229095074101</text:p>
          </table:table-cell>
          <table:table-cell office:value-type="string" calcext:value-type="string">
            <text:p>1973-06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632" calcext:value-type="float">
            <text:p>86.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229095074101</text:p>
          </table:table-cell>
          <table:table-cell office:value-type="string" calcext:value-type="string">
            <text:p>1973-05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44" calcext:value-type="float">
            <text:p>85.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229095074101</text:p>
          </table:table-cell>
          <table:table-cell office:value-type="string" calcext:value-type="string">
            <text:p>1973-04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1728" calcext:value-type="float">
            <text:p>84.9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229095074101</text:p>
          </table:table-cell>
          <table:table-cell office:value-type="string" calcext:value-type="string">
            <text:p>1973-03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154" calcext:value-type="float">
            <text:p>85.11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229095074101</text:p>
          </table:table-cell>
          <table:table-cell office:value-type="string" calcext:value-type="string">
            <text:p>1973-02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0392" calcext:value-type="float">
            <text:p>84.7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229095074101</text:p>
          </table:table-cell>
          <table:table-cell office:value-type="string" calcext:value-type="string">
            <text:p>1972-1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344" calcext:value-type="float">
            <text:p>84.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229095074101</text:p>
          </table:table-cell>
          <table:table-cell office:value-type="string" calcext:value-type="string">
            <text:p>1972-11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536" calcext:value-type="float">
            <text:p>85.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229095074101</text:p>
          </table:table-cell>
          <table:table-cell office:value-type="string" calcext:value-type="string">
            <text:p>1972-10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824" calcext:value-type="float">
            <text:p>87.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229095074101</text:p>
          </table:table-cell>
          <table:table-cell office:value-type="string" calcext:value-type="string">
            <text:p>1972-09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824" calcext:value-type="float">
            <text:p>87.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229095074101</text:p>
          </table:table-cell>
          <table:table-cell office:value-type="string" calcext:value-type="string">
            <text:p>1972-08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488" calcext:value-type="float">
            <text:p>85.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229095074101</text:p>
          </table:table-cell>
          <table:table-cell office:value-type="string" calcext:value-type="string">
            <text:p>1972-07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872" calcext:value-type="float">
            <text:p>88.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229095074101</text:p>
          </table:table-cell>
          <table:table-cell office:value-type="string" calcext:value-type="string">
            <text:p>1972-06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344" calcext:value-type="float">
            <text:p>84.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229095074101</text:p>
          </table:table-cell>
          <table:table-cell office:value-type="string" calcext:value-type="string">
            <text:p>1972-04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152" calcext:value-type="float">
            <text:p>83.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229095074101</text:p>
          </table:table-cell>
          <table:table-cell office:value-type="string" calcext:value-type="string">
            <text:p>1972-03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5256" calcext:value-type="float">
            <text:p>85.2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229095074101</text:p>
          </table:table-cell>
          <table:table-cell office:value-type="string" calcext:value-type="string">
            <text:p>1972-02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2" calcext:value-type="float">
            <text:p>83.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229095074101</text:p>
          </table:table-cell>
          <table:table-cell office:value-type="string" calcext:value-type="string">
            <text:p>1972-01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392" calcext:value-type="float">
            <text:p>85.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229095074101</text:p>
          </table:table-cell>
          <table:table-cell office:value-type="string" calcext:value-type="string">
            <text:p>1971-11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584" calcext:value-type="float">
            <text:p>86.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229095074101</text:p>
          </table:table-cell>
          <table:table-cell office:value-type="string" calcext:value-type="string">
            <text:p>1971-10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392" calcext:value-type="float">
            <text:p>85.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229095074101</text:p>
          </table:table-cell>
          <table:table-cell office:value-type="string" calcext:value-type="string">
            <text:p>1971-09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632" calcext:value-type="float">
            <text:p>86.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229095074101</text:p>
          </table:table-cell>
          <table:table-cell office:value-type="string" calcext:value-type="string">
            <text:p>1971-07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344" calcext:value-type="float">
            <text:p>84.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229095074101</text:p>
          </table:table-cell>
          <table:table-cell office:value-type="string" calcext:value-type="string">
            <text:p>1971-06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44" calcext:value-type="float">
            <text:p>85.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229095074101</text:p>
          </table:table-cell>
          <table:table-cell office:value-type="string" calcext:value-type="string">
            <text:p>1971-05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152" calcext:value-type="float">
            <text:p>83.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229095074101</text:p>
          </table:table-cell>
          <table:table-cell office:value-type="string" calcext:value-type="string">
            <text:p>1971-02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152" calcext:value-type="float">
            <text:p>83.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229095074101</text:p>
          </table:table-cell>
          <table:table-cell office:value-type="string" calcext:value-type="string">
            <text:p>1971-0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152" calcext:value-type="float">
            <text:p>83.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229095074101</text:p>
          </table:table-cell>
          <table:table-cell office:value-type="string" calcext:value-type="string">
            <text:p>1970-04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772" calcext:value-type="float">
            <text:p>80.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229095074101</text:p>
          </table:table-cell>
          <table:table-cell office:value-type="string" calcext:value-type="string">
            <text:p>1970-03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96" calcext:value-type="float">
            <text:p>82.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229095074101</text:p>
          </table:table-cell>
          <table:table-cell office:value-type="string" calcext:value-type="string">
            <text:p>1966-07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216" calcext:value-type="float">
            <text:p>58.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42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761" meta:object-count="0"/>
    <meta:user-defined meta:name="AppVersion">3.0</meta:user-defined>
  </office:meta>
</office:document-meta>
</file>